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C0000027ABE8ACC13.png"/>
  <manifest:file-entry manifest:media-type="image/png" manifest:full-path="Pictures/100000000000023200000212EC9D94DA.png"/>
  <manifest:file-entry manifest:media-type="image/png" manifest:full-path="Pictures/1000000000000229000002768178BEA8.png"/>
  <manifest:file-entry manifest:media-type="image/png" manifest:full-path="Pictures/100000000000023E00000270F5A32831.png"/>
  <manifest:file-entry manifest:media-type="image/png" manifest:full-path="Pictures/100000000000021A000002932F4BC610.png"/>
  <manifest:file-entry manifest:media-type="image/png" manifest:full-path="Pictures/100000000000024200000282C1243163.png"/>
  <manifest:file-entry manifest:media-type="image/png" manifest:full-path="Pictures/10000000000002390000026D52BE00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869cm" svg:height="14.022cm" svg:x="6.654cm" svg:y="3.506cm">
          <draw:image xlink:href="Pictures/100000000000023200000212EC9D94DA.png" xlink:type="simple" xlink:show="embed" xlink:actuate="onLoad">
            <text:p/>
          </draw:image>
        </draw:frame>
        <draw:frame draw:style-name="gr2" draw:text-style-name="P2" draw:layer="layout" svg:width="7.923cm" svg:height="0.725cm" svg:x="0.508cm" svg:y="12.7cm">
          <draw:text-box>
            <text:p><text:span text:style-name="T1">https://www.linkedin.com/in/startupeddy</text:span></text:p>
          </draw:text-box>
        </draw:frame>
        <draw:frame draw:style-name="gr2" draw:text-style-name="P2" draw:layer="layout" svg:width="10.289cm" svg:height="0.725cm" svg:x="-0.129cm" svg:y="8.382cm">
          <draw:text-box>
            <text:p><text:span text:style-name="T1">https://www.linkedin.com/in/jack-peterson-420b0258</text:span></text:p>
          </draw:text-box>
        </draw:frame>
        <draw:frame draw:style-name="gr2" draw:text-style-name="P3" draw:layer="layout" svg:width="7.754cm" svg:height="0.759cm" svg:x="0.508cm" svg:y="17.272cm">
          <draw:text-box>
            <text:p text:style-name="P3"><text:span text:style-name="T2">https://www.linkedin.com/in/selerner</text:span></text:p>
          </draw:text-box>
        </draw:frame>
        <draw:frame draw:style-name="gr3" draw:layer="layout" svg:width="16.314cm" svg:height="0.963cm" svg:x="1.016cm" svg:y="1.016cm">
          <draw:text-box>
            <text:p>List of ether hackathon judges and their linkedin profiles.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5.133cm" svg:height="16.774cm" svg:x="6.522cm" svg:y="2.13cm">
          <draw:image xlink:href="Pictures/100000000000023C0000027ABE8ACC13.png" xlink:type="simple" xlink:show="embed" xlink:actuate="onLoad">
            <text:p/>
          </draw:image>
        </draw:frame>
        <draw:frame draw:style-name="gr2" draw:text-style-name="P2" draw:layer="layout" svg:width="9.358cm" svg:height="0.725cm" svg:x="0.294cm" svg:y="9.943cm">
          <draw:text-box>
            <text:p><text:span text:style-name="T1">https://www.linkedin.com/in/simonschillebeeckx</text:span></text:p>
          </draw:text-box>
        </draw:frame>
        <draw:frame draw:style-name="gr2" draw:text-style-name="P2" draw:layer="layout" svg:width="9.075cm" svg:height="0.725cm" svg:x="0.508cm" svg:y="5.08cm">
          <draw:text-box>
            <text:p><text:span text:style-name="T1">https://www.linkedin.com/in/susannetarkowski</text:span></text:p>
          </draw:text-box>
        </draw:frame>
        <draw:frame draw:style-name="gr2" draw:text-style-name="P2" draw:layer="layout" svg:width="8.732cm" svg:height="0.725cm" svg:x="0.508cm" svg:y="14.224cm">
          <draw:text-box>
            <text:p><text:span text:style-name="T1">https://www.linkedin.com/in/romanmandeleil</text:span></text:p>
          </draw:text-box>
        </draw:frame>
        <draw:frame draw:style-name="gr2" draw:text-style-name="P2" draw:layer="layout" svg:width="8.109cm" svg:height="0.725cm" svg:x="0.762cm" svg:y="18.796cm">
          <draw:text-box>
            <text:p><text:span text:style-name="T1">https://www.linkedin.com/in/pkravchenk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5.186cm" svg:height="16.509cm" svg:x="6.496cm" svg:y="2.262cm">
          <draw:image xlink:href="Pictures/100000000000023E00000270F5A32831.png" xlink:type="simple" xlink:show="embed" xlink:actuate="onLoad">
            <text:p/>
          </draw:image>
        </draw:frame>
        <draw:frame draw:style-name="gr2" draw:text-style-name="P2" draw:layer="layout" svg:width="7.233cm" svg:height="0.725cm" svg:x="0.508cm" svg:y="5.334cm">
          <draw:text-box>
            <text:p><text:span text:style-name="T1">https://www.linkedin.com/in/vcealicu</text:span></text:p>
          </draw:text-box>
        </draw:frame>
        <draw:frame draw:style-name="gr2" draw:text-style-name="P2" draw:layer="layout" svg:width="10.006cm" svg:height="0.725cm" svg:x="0.254cm" svg:y="9.906cm">
          <draw:text-box>
            <text:p><text:span text:style-name="T1">https://www.linkedin.com/in/dor-konforty-25673512</text:span></text:p>
          </draw:text-box>
        </draw:frame>
        <draw:frame draw:style-name="gr2" draw:text-style-name="P3" draw:layer="layout" svg:width="8.643cm" svg:height="0.759cm" svg:x="0.254cm" svg:y="13.97cm">
          <draw:text-box>
            <text:p><text:span text:style-name="T2">https://www.linkedin.com/in/danroseman</text:span></text:p>
          </draw:text-box>
        </draw:frame>
        <draw:frame draw:style-name="gr2" draw:text-style-name="P3" draw:layer="layout" svg:width="9.633cm" svg:height="0.759cm" svg:x="0.508cm" svg:y="18.796cm">
          <draw:text-box>
            <text:p><text:span text:style-name="T2">https://www.linkedin.com/in/thomasdebress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4.63cm" svg:height="16.668cm" svg:x="6.774cm" svg:y="2.183cm">
          <draw:image xlink:href="Pictures/1000000000000229000002768178BEA8.png" xlink:type="simple" xlink:show="embed" xlink:actuate="onLoad">
            <text:p/>
          </draw:image>
        </draw:frame>
        <draw:frame draw:style-name="gr2" draw:text-style-name="P3" draw:layer="layout" svg:width="8.71cm" svg:height="0.759cm" svg:x="0.508cm" svg:y="4.826cm">
          <draw:text-box>
            <text:p><text:span text:style-name="T2">https://www.linkedin.com/in/shelkovnikov</text:span></text:p>
          </draw:text-box>
        </draw:frame>
        <draw:frame draw:style-name="gr2" draw:text-style-name="P3" draw:layer="layout" svg:width="7.246cm" svg:height="0.759cm" svg:x="0.508cm" svg:y="9.906cm">
          <draw:text-box>
            <text:p><text:span text:style-name="T2">https://www.linkedin.com/in/menir</text:span></text:p>
          </draw:text-box>
        </draw:frame>
        <draw:frame draw:style-name="gr2" draw:text-style-name="P2" draw:layer="layout" svg:width="10.078cm" svg:height="0.725cm" svg:x="0.508cm" svg:y="14.732cm">
          <draw:text-box>
            <text:p><text:span text:style-name="T1">https://www.linkedin.com/in/matthew-tan-4a3021a7</text:span></text:p>
          </draw:text-box>
        </draw:frame>
        <draw:frame draw:style-name="gr2" draw:text-style-name="P3" draw:layer="layout" svg:width="11.377cm" svg:height="0.759cm" svg:x="0.508cm" svg:y="19.307cm">
          <draw:text-box>
            <text:p><text:span text:style-name="T2">https://www.linkedin.com/in/carsten-stoecker-114587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4.234cm" svg:height="17.435cm" svg:x="6.972cm" svg:y="1.799cm">
          <draw:image xlink:href="Pictures/100000000000021A000002932F4BC610.png" xlink:type="simple" xlink:show="embed" xlink:actuate="onLoad">
            <text:p/>
          </draw:image>
        </draw:frame>
        <draw:frame draw:style-name="gr2" draw:text-style-name="P3" draw:layer="layout" svg:width="10.548cm" svg:height="0.759cm" svg:x="0.12cm" svg:y="5.845cm">
          <draw:text-box>
            <text:p><text:span text:style-name="T2">https://www.linkedin.com/in/matan-field-92a2b396</text:span></text:p>
          </draw:text-box>
        </draw:frame>
        <draw:frame draw:style-name="gr2" draw:text-style-name="P3" draw:layer="layout" svg:width="8.105cm" svg:height="0.759cm" svg:x="0.254cm" svg:y="9.144cm">
          <draw:text-box>
            <text:p><text:span text:style-name="T2">https://www.linkedin.com/in/edanyago</text:span></text:p>
          </draw:text-box>
        </draw:frame>
        <draw:frame draw:style-name="gr2" draw:text-style-name="P3" draw:layer="layout" svg:width="8.66cm" svg:height="0.759cm" svg:x="0.254cm" svg:y="13.716cm">
          <draw:text-box>
            <text:p><text:span text:style-name="T2">https://www.linkedin.com/in/beinnovative</text:span></text:p>
          </draw:text-box>
        </draw:frame>
        <draw:frame draw:style-name="gr2" draw:text-style-name="P3" draw:layer="layout" svg:width="10.751cm" svg:height="0.759cm" svg:x="0.508cm" svg:y="19.304cm">
          <draw:text-box>
            <text:p><text:span text:style-name="T2">https://www.linkedin.com/in/joseph-lubin-48406489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5.054cm" svg:height="16.43cm" svg:x="6.562cm" svg:y="2.302cm">
          <draw:image xlink:href="Pictures/10000000000002390000026D52BE0021.png" xlink:type="simple" xlink:show="embed" xlink:actuate="onLoad">
            <text:p/>
          </draw:image>
        </draw:frame>
        <draw:frame draw:style-name="gr2" draw:text-style-name="P2" draw:layer="layout" svg:width="11.348cm" svg:height="0.725cm" svg:x="0.082cm" svg:y="5.879cm">
          <draw:text-box>
            <text:p><text:span text:style-name="T1">https://www.linkedin.com/in/primavera-de-filippi-07558536</text:span></text:p>
          </draw:text-box>
        </draw:frame>
        <draw:frame draw:style-name="gr2" draw:text-style-name="P3" draw:layer="layout" svg:width="8.715cm" svg:height="0.759cm" svg:x="0.508cm" svg:y="18.542cm">
          <draw:text-box>
            <text:p><text:span text:style-name="T2">https://www.linkedin.com/in/erikvoorhees</text:span></text:p>
          </draw:text-box>
        </draw:frame>
        <draw:frame draw:style-name="gr2" draw:text-style-name="P3" draw:layer="layout" svg:width="8.744cm" svg:height="0.759cm" svg:x="0.254cm" svg:y="10.16cm">
          <draw:text-box>
            <text:p><text:span text:style-name="T2">https://www.linkedin.com/in/erikanders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15.292cm" svg:height="16.985cm" svg:x="6.443cm" svg:y="2.024cm">
          <draw:image xlink:href="Pictures/100000000000024200000282C1243163.png" xlink:type="simple" xlink:show="embed" xlink:actuate="onLoad">
            <text:p/>
          </draw:image>
        </draw:frame>
        <draw:frame draw:style-name="gr2" draw:text-style-name="P4" draw:layer="layout" svg:width="8.427cm" svg:height="0.806cm" svg:x="0.508cm" svg:y="5.842cm">
          <draw:text-box>
            <text:p><text:span text:style-name="T3">https://www.linkedin.com/in/dmasley</text:span></text:p>
          </draw:text-box>
        </draw:frame>
        <draw:frame draw:style-name="gr2" draw:text-style-name="P3" draw:layer="layout" svg:width="7.678cm" svg:height="0.759cm" svg:x="0.508cm" svg:y="9.906cm">
          <draw:text-box>
            <text:p><text:span text:style-name="T2">https://www.linkedin.com/in/adraper</text:span></text:p>
          </draw:text-box>
        </draw:frame>
        <draw:frame draw:style-name="gr2" draw:text-style-name="P3" draw:layer="layout" svg:width="7.347cm" svg:height="0.759cm" svg:x="0.254cm" svg:y="13.716cm">
          <draw:text-box>
            <text:p><text:span text:style-name="T2">https://www.linkedin.com/in/edens</text:span></text:p>
          </draw:text-box>
        </draw:frame>
        <draw:frame draw:style-name="gr2" draw:text-style-name="P3" draw:layer="layout" svg:width="8.486cm" svg:height="0.759cm" svg:x="0.508cm" svg:y="19.304cm">
          <draw:text-box>
            <text:p><text:span text:style-name="T2">https://www.linkedin.com/in/aaronwrigh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23T11:44:50.77</meta:creation-date>
    <meta:editing-duration>PT39M1S</meta:editing-duration>
    <meta:editing-cycles>29</meta:editing-cycles>
    <dc:date>2016-12-23T14:30:06.80</dc:date>
    <meta:generator>OpenOffice/4.1.2$Win32 OpenOffice.org_project/412m3$Build-9782</meta:generator>
    <meta:document-statistic meta:object-count="71"/>
  </office:meta>
</office:document-meta>
</file>